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5">
      <style:paragraph-properties fo:line-height="150%">
        <style:tab-stops>
          <style:tab-stop style:position="5.7138in" style:type="right" style:leader-style="dotted" style:leader-text="."/>
        </style:tab-stops>
      </style:paragraph-properties>
    </style:style>
    <style:style style:name="P2" style:family="paragraph" style:parent-style-name="Contents_20_5">
      <style:paragraph-properties fo:margin-left="0in" fo:margin-right="0in" fo:line-height="150%" fo:text-indent="0in" style:auto-text-indent="false">
        <style:tab-stops>
          <style:tab-stop style:position="5.7138in" style:type="right" style:leader-style="dotted" style:leader-text="."/>
        </style:tab-stops>
      </style:paragraph-properties>
    </style:style>
    <style:style style:name="P3" style:family="paragraph" style:parent-style-name="Contents_20_5" style:list-style-name="L1">
      <style:paragraph-properties fo:line-height="150%">
        <style:tab-stops>
          <style:tab-stop style:position="5.7138in" style:type="right" style:leader-style="dotted" style:leader-text="."/>
        </style:tab-stops>
      </style:paragraph-properties>
    </style:style>
    <style:style style:name="P4" style:family="paragraph" style:parent-style-name="Contents_20_5" style:list-style-name="L1">
      <style:paragraph-properties fo:line-height="150%">
        <style:tab-stops>
          <style:tab-stop style:position="5.7138in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862in" fo:text-indent="-0.25in" fo:margin-left="0.286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62in" fo:text-indent="-0.25in" fo:margin-left="0.536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62in" fo:text-indent="-0.25in" fo:margin-left="0.786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62in" fo:text-indent="-0.25in" fo:margin-left="1.286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62in" fo:text-indent="-0.25in" fo:margin-left="1.536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62in" fo:text-indent="-0.25in" fo:margin-left="1.786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62in" fo:text-indent="-0.25in" fo:margin-left="2.036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62in" fo:text-indent="-0.25in" fo:margin-left="2.286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62in" fo:text-indent="-0.25in" fo:margin-left="2.5362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fense outline</text:h>
      <text:p text:style-name="P2"/>
      <text:list xml:id="list1377122046379117141" text:style-name="L1">
        <text:list-item>
          <text:p text:style-name="P3">Thesis is a solution to problem</text:p>
          <text:list>
            <text:list-item>
              <text:p text:style-name="P3">too much data, not enough personnel, time, or resources</text:p>
              <text:list>
                <text:list-item>
                  <text:p text:style-name="P3">Further, IV collection is expensive</text:p>
                </text:list-item>
              </text:list>
            </text:list-item>
            <text:list-item>
              <text:p text:style-name="P3">Best Subset With Validation Algorithm (BeSiVa)</text:p>
            </text:list-item>
            <text:list-item>
              <text:p text:style-name="P3">BeSiVa created to help political campaigns</text:p>
            </text:list-item>
            <text:list-item>
              <text:p text:style-name="P3">Explain circumstances that led to development</text:p>
            </text:list-item>
            <text:list-item>
              <text:p text:style-name="P3">Describe how it works</text:p>
            </text:list-item>
            <text:list-item>
              <text:p text:style-name="P3">compare to preexisting variable selection methods</text:p>
            </text:list-item>
          </text:list>
        </text:list-item>
        <text:list-item>
          <text:p text:style-name="P3">Started with my hiring in summer 2013</text:p>
          <text:list>
            <text:list-item>
              <text:p text:style-name="P3">Hired by Activate as Account Executive</text:p>
            </text:list-item>
            <text:list-item>
              <text:p text:style-name="P3">Brought on to develop new means of analyzing campaign data</text:p>
              <text:list>
                <text:list-item>
                  <text:p text:style-name="P3">had several modeling projects for different races</text:p>
                </text:list-item>
                <text:list-item>
                  <text:p text:style-name="P3">Same problem kept coming up</text:p>
                </text:list-item>
                <text:list-item>
                  <text:p text:style-name="P3">Large sets of independent variables </text:p>
                </text:list-item>
                <text:list-item>
                  <text:p text:style-name="P3">glm works, but no way to sift through variables and find relevant ones</text:p>
                </text:list-item>
                <text:list-item>
                  <text:p text:style-name="P3">different variables for New York City v Ohio </text:p>
                </text:list-item>
                <text:list-item>
                  <text:p text:style-name="P3">Need to make a prediction of support for each voter</text:p>
                </text:list-item>
              </text:list>
            </text:list-item>
            <text:list-item>
              <text:p text:style-name="P3">Came to a head with Wakefield campaign for KS second House district</text:p>
            </text:list-item>
            <text:list-item>
              <text:p text:style-name="P3">Solved the problem by creating a new Algorithm, BeSiVa, which allows for prediction </text:p>
            </text:list-item>
          </text:list>
        </text:list-item>
        <text:list-item>
          <text:p text:style-name="P3">An Overview of the Independent Variables</text:p>
          <text:list>
            <text:list-item>
              <text:p text:style-name="P3">Wakefield data was representative</text:p>
            </text:list-item>
            <text:list-item>
              <text:p text:style-name="P3">313 columns initially</text:p>
            </text:list-item>
            <text:list-item>
              <text:p text:style-name="P3">Examples of IVs</text:p>
              <text:list>
                <text:list-item>
                  <text:p text:style-name="P3">What party are they and did they vote?</text:p>
                </text:list-item>
                <text:list-item>
                  <text:p text:style-name="P3">Do people have home mortgages or a car lease?</text:p>
                </text:list-item>
                <text:list-item>
                  <text:p text:style-name="P3">Do they smoke heavily or subscribe to hunting magazines? </text:p>
                </text:list-item>
              </text:list>
            </text:list-item>
            <text:list-item>
              <text:p text:style-name="P3">Trimmed down in ad hoc fashion</text:p>
            </text:list-item>
            <text:list-item>
              <text:p text:style-name="P3">Even so, 184 IVs remain</text:p>
            </text:list-item>
            <text:list-item>
              <text:p text:style-name="P3">contained misssings that brought us down to 185 complete observations</text:p>
            </text:list-item>
          </text:list>
        </text:list-item>
        <text:list-item>
          <text:p text:style-name="P3">The Dependent Variable</text:p>
          <text:list>
            <text:list-item>
              <text:p text:style-name="P3"><text:soft-page-break/>survey data, collected by Wakefield campaign volunteers</text:p>
            </text:list-item>
            <text:list-item>
              <text:p text:style-name="P3">Surveying Methodology (from appendix)</text:p>
              <text:list>
                <text:list-item>
                  <text:p text:style-name="P3">how a predictive dialer works (brief)</text:p>
                </text:list-item>
              </text:list>
            </text:list-item>
            <text:list-item>
              <text:p text:style-name="P3">Question types</text:p>
              <text:list>
                <text:list-item>
                  <text:p text:style-name="P3">Survey had 3 different question types</text:p>
                  <text:list>
                    <text:list-item>
                      <text:p text:style-name="P3">Warmup, Issue, Identification,</text:p>
                      <text:list>
                        <text:list-item>
                          <text:p text:style-name="P3">ID determines candidate support/focus of model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1-10 scale, which became problematic (Show figure 1)</text:p>
              <text:list>
                <text:list-item>
                  <text:p text:style-name="P3">data is highly polarized </text:p>
                  <text:list>
                    <text:list-item>
                      <text:p text:style-name="P3">65% 1 or 10, 10% undecided</text:p>
                    </text:list-item>
                  </text:list>
                </text:list-item>
                <text:list-item>
                  <text:p text:style-name="P3">suggested potential truncation, mention methods to deal</text:p>
                </text:list-item>
                <text:list-item>
                  <text:p text:style-name="P3">client's desires led me to dichotomize DV</text:p>
                </text:list-item>
              </text:list>
            </text:list-item>
          </text:list>
        </text:list-item>
        <text:list-item>
          <text:p text:style-name="P3">The 3 preexisting methodological options for variable selection</text:p>
          <text:list>
            <text:list-item>
              <text:p text:style-name="P4">Stepwise and subset selection</text:p>
              <text:list>
                <text:list-item>
                  <text:p text:style-name="P3">Closest relation to method created </text:p>
                </text:list-item>
                <text:list-item>
                  <text:p text:style-name="P3">Create sets of models and select 'best' one according to criterion</text:p>
                  <text:list>
                    <text:list-item>
                      <text:p text:style-name="P3">Best: Creates all models</text:p>
                    </text:list-item>
                    <text:list-item>
                      <text:p text:style-name="P3">Forward: start w/1, then add based on individual criteria (i.e. low p vals)</text:p>
                    </text:list-item>
                    <text:list-item>
                      <text:p text:style-name="P3">Backward: start with all, then remove based on individual criterion</text:p>
                    </text:list-item>
                  </text:list>
                </text:list-item>
                <text:list-item>
                  <text:p text:style-name="P3">Problems, as pointed out by Biostatastician Frank Harrell</text:p>
                  <text:list>
                    <text:list-item>
                      <text:p text:style-name="P3">Biased R<text:span text:style-name="T1">2</text:span> to be high</text:p>
                    </text:list-item>
                    <text:list-item>
                      <text:p text:style-name="P3">Multicollinearity is nontrivial</text:p>
                    </text:list-item>
                  </text:list>
                </text:list-item>
              </text:list>
            </text:list-item>
            <text:list-item>
              <text:p text:style-name="P4">Penalized regression</text:p>
              <text:list>
                <text:list-item>
                  <text:p text:style-name="P3">Similar to OLS and GLM</text:p>
                </text:list-item>
                <text:list-item>
                  <text:p text:style-name="P3">1 key difference: Not unbiased</text:p>
                  <text:list>
                    <text:list-item>
                      <text:p text:style-name="P3">adds penalty, allowing for IV removal</text:p>
                    </text:list-item>
                  </text:list>
                </text:list-item>
                <text:list-item>
                  <text:p text:style-name="P3">No sensible way to deal with missing data in IVs</text:p>
                </text:list-item>
              </text:list>
            </text:list-item>
            <text:list-item>
              <text:p text:style-name="P4">'Modern' Methods of Adaboost.M1 and random forest</text:p>
              <text:list>
                <text:list-item>
                  <text:p text:style-name="P3">Random forest: Divides dv into predictions based on divisions it sees in Ivs</text:p>
                </text:list-item>
                <text:list-item>
                  <text:p text:style-name="P3">Adaboost.m1, classifies, and improves classifier</text:p>
                </text:list-item>
                <text:list-item>
                  <text:p text:style-name="P3">Each Can deal with missing variables </text:p>
                  <text:list>
                    <text:list-item>
                      <text:p text:style-name="P3">Surrogate splits</text:p>
                    </text:list-item>
                  </text:list>
                </text:list-item>
                <text:list-item>
                  <text:p text:style-name="P3">results were unimpressive at predicting/interpreting</text:p>
                  <text:list>
                    <text:list-item>
                      <text:p text:style-name="P3"><text:soft-page-break/>AdaBoost used a lot of IVS and was hard to interpret</text:p>
                    </text:list-item>
                    <text:list-item>
                      <text:p text:style-name="P3">Random forest was similar w/low pred accurac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A Description of the BeSiVa Algorithm</text:p>
          <text:list>
            <text:list-item>
              <text:p text:style-name="P3">at heart, way of determining Ivs for glm regression</text:p>
            </text:list-item>
            <text:list-item>
              <text:p text:style-name="P3">uses logistic regression for campaign data</text:p>
            </text:list-item>
            <text:list-item>
              <text:p text:style-name="P3">Go through algorithm.</text:p>
            </text:list-item>
          </text:list>
        </text:list-item>
        <text:list-item>
          <text:p text:style-name="P3">Limitations of BeSiVa's Initial Formulation</text:p>
          <text:list>
            <text:list-item>
              <text:p text:style-name="P3">Missing data may bias results</text:p>
            </text:list-item>
            <text:list-item>
              <text:p text:style-name="P3">Missings may cause inaccurate predictions (if the subset condition occurs)</text:p>
            </text:list-item>
            <text:list-item>
              <text:p text:style-name="P3">No way to deal w/situation where two variables are contributing but one isn't</text:p>
            </text:list-item>
          </text:list>
        </text:list-item>
        <text:list-item>
          <text:p text:style-name="P3">Comparison and Results</text:p>
          <text:list>
            <text:list-item>
              <text:p text:style-name="P3">Bootstrapped the data</text:p>
            </text:list-item>
            <text:list-item>
              <text:p text:style-name="P3">50 runs, taking different subsets for training and test data for each</text:p>
            </text:list-item>
            <text:list-item>
              <text:p text:style-name="P3">Put PCP for each method into categorization and regressed against category</text:p>
              <text:list>
                <text:list-item>
                  <text:p text:style-name="P3">(show table 2 and density plot, and discuss)</text:p>
                </text:list-item>
              </text:list>
            </text:list-item>
          </text:list>
        </text:list-item>
        <text:list-item>
          <text:p text:style-name="P3">Future Considerations</text:p>
          <text:list>
            <text:list-item>
              <text:p text:style-name="P3">Make this a function</text:p>
            </text:list-item>
            <text:list-item>
              <text:p text:style-name="P3">increase types of glm</text:p>
            </text:list-item>
            <text:list-item>
              <text:p text:style-name="P3">add things besides AIVs to selection format (i.e. priority ranking, go through text)</text:p>
            </text:list-item>
          </text:list>
        </text:list-item>
        <text:list-item>
          <text:p text:style-name="P3">To reiterate,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7138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Rogers</meta:initial-creator>
    <meta:creation-date>2014-12-12T13:33:28</meta:creation-date>
    <dc:date>2014-12-15T15:38:17</dc:date>
    <dc:creator>Benjamin Rogers</dc:creator>
    <meta:editing-duration>PT5H59M6S</meta:editing-duration>
    <meta:editing-cycles>190</meta:editing-cycles>
    <meta:generator>OpenOffice/4.1.1$Unix OpenOffice.org_project/411m6$Build-9775</meta:generator>
    <meta:document-statistic meta:table-count="0" meta:image-count="0" meta:object-count="0" meta:page-count="3" meta:paragraph-count="84" meta:word-count="635" meta:character-count="3681"/>
  </office:meta>
</office:document-meta>
</file>